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7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6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6" table:number-columns-repeated="2"/>
          <table:table-cell table:style-name="ce46" office:value-type="string">
            <text:p>GPS</text:p>
          </table:table-cell>
          <table:table-cell table:style-name="ce51"/>
          <table:table-cell table:style-name="ce53" office:value-type="string">
            <text:p>extension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30_10-56-29_000.jpg</text:p>
          </table:table-cell>
          <table:table-cell table:style-name="ce27" office:value-type="string">
            <text:p>:m :PHOTO 起きた時刻 / 2022</text:p>
          </table:table-cell>
          <table:table-cell table:style-name="ce20"/>
          <table:table-cell table:style-name="ce10"/>
          <table:table-cell table:style-name="ce10"/>
          <table:table-cell table:style-name="ce52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4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1-30_01-46-35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2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4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11-30_19-02-15_000.jpg</text:p>
          </table:table-cell>
          <table:table-cell table:style-name="ce27" office:value-type="string">
            <text:p>:m :篠笛,shinobue #*# / session-memo:session-1 / 1#1 / p.1-&lt;1&gt;:genre=rev,for=prac:11-29~p-1 || p.1-&lt;2&gt;:genre=add:write-in,for=11-29~p-1 || p.1-&lt;3&gt;:genre=add:var,for=11-29~p-1 \\\ p.2-&lt;1&gt;:genre=rev,for=11-27~p-2,other=review-comp,musescore=~ || p.2-&lt;2&gt;:genre=melody:add:coda:new,for=11-27~p-2,musescore=~ \\\ p.3:genre=melody:add:coda:new,for=11-27~p-2,musescore=~ \\\ p.4:genre=write_in,for=11-29^p-1,key=h-6(Gf),musescore=~</text:p>
          </table:table-cell>
          <table:table-cell table:style-name="ce27"/>
          <table:table-cell table:style-name="ce10"/>
          <table:table-cell table:style-name="ce10"/>
          <table:table-cell table:style-name="ce52" table:formula="of:=IF([.E4]=&quot;&quot;;[.C4];CONCATENATE([.C4];&quot; / &quot;;[.E4]))" office:value-type="string" office:string-value=":m :篠笛,shinobue #*# / session-memo:session-1 / 1#1 / p.1-&lt;1&gt;:genre=rev,for=prac:11-29~p-1 || p.1-&lt;2&gt;:genre=add:write-in,for=11-29~p-1 || p.1-&lt;3&gt;:genre=add:var,for=11-29~p-1 \\\ p.2-&lt;1&gt;:genre=rev,for=11-27~p-2,other=review-comp,musescore=~ || p.2-&lt;2&gt;:genre=melody:add:coda:new,for=11-27~p-2,musescore=~ \\\ p.3:genre=melody:add:coda:new,for=11-27~p-2,musescore=~ \\\ p.4:genre=write_in,for=11-29^p-1,key=h-6(Gf),musescore=~">
            <text:p>:m :篠笛,shinobue #*# / session-memo:session-1 / 1#1 / p.1-&lt;1&gt;:genre=rev,for=prac:11-29~p-1 || p.1-&lt;2&gt;:genre=add:write-in,for=11-29~p-1 || p.1-&lt;3&gt;:genre=add:var,for=11-29~p-1 \\\ p.2-&lt;1&gt;:genre=rev,for=11-27~p-2,other=review-comp,musescore=~ || p.2-&lt;2&gt;:genre=melody:add:coda:new,for=11-27~p-2,musescore=~ \\\ p.3:genre=melody:add:coda:new,for=11-27~p-2,musescore=~ \\\ p.4:genre=write_in,for=11-29^p-1,key=h-6(Gf),musescore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4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2-11-30_11-01-59_000.jpg</text:p>
          </table:table-cell>
          <table:table-cell table:style-name="ce27" office:value-type="string">
            <text:p>:m / daylog メモ / partial / 2022-1127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10" table:formula="of:=RIGHT([.B5];[.K5])" office:value-type="string" office:string-value="jpg">
            <text:p>jpg</text:p>
          </table:table-cell>
          <table:table-cell table:style-name="ce54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1-30_10-56-38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2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4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11-29_20-56-41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2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4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1-30_13-36-16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2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4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1-30_11-11-10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2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4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1-30_16-57-01_000.jpg</text:p>
          </table:table-cell>
          <table:table-cell table:style-name="ce20" office:value-type="string">
            <text:p>:m RES 1*2 / free# JVEMV6 83#_46:1 / 83. chemistry / topics=無機化学：水、水溶液,w=ショ糖；水和エネルギー；酸化カルシウム,s=~,i=~,other=~,next=~,doc=r-1-1~1.2:f-5.4#L.2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0]=&quot;&quot;;[.C10];CONCATENATE([.C10];&quot; / &quot;;[.E10]))" office:value-type="string" office:string-value=":m RES 1*2 / free# JVEMV6 83#_46:1 / 83. chemistry / topics=無機化学：水、水溶液,w=ショ糖；水和エネルギー；酸化カルシウム,s=~,i=~,other=~,next=~,doc=r-1-1~1.2:f-5.4#L.2">
            <text:p>:m RES 1*2 / free# JVEMV6 83#_46:1 / 83. chemistry / topics=無機化学：水、水溶液,w=ショ糖；水和エネルギー；酸化カルシウム,s=~,i=~,other=~,next=~,doc=r-1-1~1.2:f-5.4#L.2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4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30_16-57-19_000.jpg</text:p>
          </table:table-cell>
          <table:table-cell table:style-name="ce27" office:value-type="string">
            <text:p>:m RES 2*2 / free# JVEMV6 83#_46:1 / 83. chemistry / topics=無機化学：水、水溶液,w=アンモニア,s=~,i=~,other=~,next=~,doc=r-1-1~1.2:f-5.8#L.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1]=&quot;&quot;;[.C11];CONCATENATE([.C11];&quot; / &quot;;[.E11]))" office:value-type="string" office:string-value=":m RES 2*2 / free# JVEMV6 83#_46:1 / 83. chemistry / topics=無機化学：水、水溶液,w=アンモニア,s=~,i=~,other=~,next=~,doc=r-1-1~1.2:f-5.8#L.">
            <text:p>:m RES 2*2 / free# JVEMV6 83#_46:1 / 83. chemistry / topics=無機化学：水、水溶液,w=アンモニア,s=~,i=~,other=~,next=~,doc=r-1-1~1.2:f-5.8#L.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4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 office:value-type="string">
            <text:p>2022-11-30_18-04-51_000.jpg</text:p>
          </table:table-cell>
          <table:table-cell table:style-name="ce27" office:value-type="string">
            <text:p>:m #*# RES / JVEMV6 64#213_nihon_old / 『日本昔話百選』 著者=稲田浩二、稲田和子,校注=~ / p.222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2]=&quot;&quot;;[.C12];CONCATENATE([.C12];&quot; / &quot;;[.E12]))" office:value-type="string" office:string-value=":m #*# RES / JVEMV6 64#213_nihon_old / 『日本昔話百選』 著者=稲田浩二、稲田和子,校注=~ / p.222 / w=~,topic=~,publisher=~,other=~">
            <text:p>:m #*# RES / JVEMV6 64#213_nihon_old / 『日本昔話百選』 著者=稲田浩二、稲田和子,校注=~ / p.222 / w=~,topic=~,publisher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4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4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4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4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16];[.K16])" office:value-type="float" office:value="0">
            <text:p>#VALUE!</text:p>
          </table:table-cell>
          <table:table-cell table:style-name="ce54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36"/>
          <table:table-cell table:style-name="ce29"/>
          <table:table-cell table:style-name="ce10"/>
          <table:table-cell table:style-name="ce10"/>
          <table:table-cell table:style-name="ce52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4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18];[.K18])" office:value-type="float" office:value="0">
            <text:p>#VALUE!</text:p>
          </table:table-cell>
          <table:table-cell table:style-name="ce54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4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4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4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4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4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4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4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4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4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4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4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4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4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4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4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4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4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4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4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7"/>
          <table:table-cell table:style-name="ce10"/>
          <table:table-cell table:style-name="ce10"/>
          <table:table-cell table:style-name="ce52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4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4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4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4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4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4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4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4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4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4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2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4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4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4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4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4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4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4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4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56];[.K56])" office:value-type="float" office:value="0">
            <text:p>#VALUE!</text:p>
          </table:table-cell>
          <table:table-cell table:style-name="ce54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4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58];[.K58])" office:value-type="float" office:value="0">
            <text:p>#VALUE!</text:p>
          </table:table-cell>
          <table:table-cell table:style-name="ce54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4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4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4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4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4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4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4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4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4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4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4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70];[.K70])" office:value-type="float" office:value="0">
            <text:p>#VALUE!</text:p>
          </table:table-cell>
          <table:table-cell table:style-name="ce54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4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4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4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4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4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4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4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4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4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4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4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4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4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4];[.K84])" office:value-type="float" office:value="0">
            <text:p>#VALUE!</text:p>
          </table:table-cell>
          <table:table-cell table:style-name="ce54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5];[.K85])" office:value-type="float" office:value="0">
            <text:p>#VALUE!</text:p>
          </table:table-cell>
          <table:table-cell table:style-name="ce54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86];[.K86])" office:value-type="float" office:value="0">
            <text:p>#VALUE!</text:p>
          </table:table-cell>
          <table:table-cell table:style-name="ce54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7];[.K87])" office:value-type="float" office:value="0">
            <text:p>#VALUE!</text:p>
          </table:table-cell>
          <table:table-cell table:style-name="ce54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88];[.K88])" office:value-type="float" office:value="0">
            <text:p>#VALUE!</text:p>
          </table:table-cell>
          <table:table-cell table:style-name="ce54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101]=&quot;&quot;;[.C101];CONCATENATE([.C101];&quot; / &quot;;[.E101]))" office:value-type="float" office:value="0">
            <text:p>0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2" table:formula="of:=IF([.E103]=&quot;&quot;;[.C103];CONCATENATE([.C103];&quot; / &quot;;[.E103]))" office:value-type="string" office:string-value="**">
            <text:p>**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7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/ daylog メモ / partial / 2022-1127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8"/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number-columns-repeated="2"/>
          <table:table-cell table:style-name="ce39"/>
          <table:table-cell table:number-columns-repeated="1021"/>
        </table:table-row>
        <table:table-row table:style-name="ro3">
          <table:table-cell table:number-columns-repeated="2"/>
          <table:table-cell table:style-name="ce4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2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3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4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2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5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2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2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2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2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2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2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2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2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2022/12/01</text:date>, <text:time>09:5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01T09:57:01.40</dc:date>
    <dc:creator>iwabuchi ken</dc:creator>
    <meta:editing-duration>P51DT10H10M20S</meta:editing-duration>
    <meta:editing-cycles>16612</meta:editing-cycles>
    <meta:document-statistic meta:table-count="2" meta:cell-count="919" meta:object-count="0"/>
    <meta:user-defined meta:name="qrichtext">1</meta:user-defined>
  </office:meta>
</office:document-meta>
</file>